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7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4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.5">
            <text:p>0.5</text:p>
          </table:table-cell>
          <table:table-cell table:style-name="ce14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17:.B19];[.B35:.B37])+SUMPRODUCT([.C17:.C19];[.C35:.C37])+SUMPRODUCT([.D17:.D19];[.D35:.D37])" office:value-type="float" office:value="428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12/25/2015</text:date>, <text:time>22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12-25T22:39:46.22</dc:date>
    <meta:editing-duration>PT39M2S</meta:editing-duration>
    <meta:editing-cycles>5</meta:editing-cycles>
    <meta:generator>OpenOffice/4.1.1$Win32 OpenOffice.org_project/411m6$Build-9775</meta:generator>
    <dc:creator>Erik Istre</dc:creator>
    <meta:document-statistic meta:table-count="1" meta:cell-count="117" meta:object-count="0"/>
  </office:meta>
</office:document-meta>
</file>